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draw:stroke="solid" draw:stroke-dash="Double_20_Dash_20__28_Rounded_29_" svg:stroke-color="#000000" svg:stroke-linecap="round" draw:fill="none" draw:textarea-vertical-align="middle" loext:decorative="false"/>
    </style:style>
    <style:style style:name="gr6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draw:stroke="solid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draw:stroke="solid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cm" loext:decorative="false"/>
    </style:style>
    <style:style style:name="gr1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stroke="solid" draw:stroke-dash="Double_20_Dash_20__28_Rounded_29_" svg:stroke-color="#000000" draw:marker-start="" draw:marker-end="" svg:stroke-linecap="round" draw:fill="none" draw:textarea-vertical-align="middle" loext:decorative="false"/>
    </style:style>
    <style:style style:name="gr13" style:family="graphic" style:parent-style-name="objectwithoutfill">
      <style:graphic-properties draw:stroke="solid" draw:stroke-dash="Double_20_Dash_20__28_Rounded_29_" svg:stroke-width="0cm" svg:stroke-color="#000000" draw:marker-start="" draw:marker-start-width="0.21cm" draw:marker-end="" draw:marker-end-width="0.21cm" svg:stroke-linecap="round" draw:fill="none" draw:textarea-vertical-align="middle" fo:padding-top="0.125cm" fo:padding-bottom="0.125cm" fo:padding-left="0.25cm" fo:padding-right="0.25cm" loext:decorative="false"/>
    </style:style>
    <style:style style:name="gr14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color="#000000" draw:fill-color="#b2b2b2" draw:textarea-vertical-align="middle" draw:auto-grow-height="false" fo:min-height="0cm" fo:min-width="0cm" fo:wrap-option="wrap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7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 loext:decorative="false"/>
    </style:style>
    <style:style style:name="gr18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L/2$§svg§600§TRUE§</svg:desc>
          <draw:g draw:style-name="gr2">
            <draw:path draw:style-name="gr3" draw:text-style-name="P1" draw:layer="layout" svg:width="0.253cm" svg:height="0.285cm" svg:x="6.898cm" svg:y="5.576cm" svg:viewBox="0 0 254 286" svg:d="M141 32c4-15 5-19 45-19 12 0 15 0 15-8 0-5-5-5-6-5-14 0-49 1-62 1s-43-1-56-1c-3 0-9 0-9 8 0 5 4 5 12 5 1 0 10 0 16 0 8 1 12 1 12 7 0 2 0 3-1 9-19 75-38 150-57 225-5 15-6 19-38 19-7 0-12 0-12 8 0 5 4 5 12 5 65 0 129 0 194 0 10 0 11 0 13-7 11-30 22-61 34-91 1-4 0-3 1-5 0-2-1-5-5-5s-5 2-7 9c-15 38-34 86-106 86-13 0-26 0-39 0-6 0-7 0-10 0s-4-1-4-5c0-1 0-1 1-9 19-76 38-151 57-227z">
              <text:p/>
            </draw:path>
            <draw:path draw:style-name="gr3" draw:text-style-name="P1" draw:layer="layout" svg:width="0.163cm" svg:height="0.419cm" svg:x="7.19cm" svg:y="5.547cm" svg:viewBox="0 0 164 420" svg:d="M162 17c2-6 2-7 2-9 0-4-4-8-8-8s-6 1-8 4c-48 133-97 266-146 399-2 6-2 8-2 9 0 4 5 8 8 8 6 0 8-4 10-11 48-131 96-261 144-392z">
              <text:p/>
            </draw:path>
            <draw:path draw:style-name="gr3" draw:text-style-name="P1" draw:layer="layout" svg:width="0.167cm" svg:height="0.278cm" svg:x="7.398cm" svg:y="5.583cm" svg:viewBox="0 0 168 279" svg:d="M32 247c15-15 30-29 45-44 65-57 91-80 91-122 0-47-39-81-90-81-47 0-78 38-78 75 0 24 20 24 23 24 6 0 21-4 21-22 0-11-8-22-22-22-4 0-4 0-5 0 9-27 32-42 56-42 38 0 56 34 56 68s-21 66-44 93c-27 29-53 59-80 89-5 5-5 6-5 16 52 0 104 0 156 0 4-24 8-49 12-73-4 0-8 0-11 0-3 13-5 31-10 37-2 4-30 4-39 4-25 0-51 0-76 0z">
              <text:p/>
            </draw:path>
          </draw:g>
        </draw:g>
        <draw:path draw:style-name="gr4" draw:text-style-name="P2" draw:layer="layout" svg:width="7.661cm" svg:height="6.405cm" draw:transform="skewX (-0.00366519142918819) rotate (-0.444360827557756) translate (4.98230361168176cm -0.603645698942422cm)" svg:viewBox="0 0 7662 6406" svg:d="M0 6406c5354-2545 7662-6406 7662-6406">
          <text:p/>
        </draw:path>
        <draw:line draw:style-name="gr5" draw:text-style-name="P2" draw:layer="layout" svg:x1="2.3cm" svg:y1="5.2cm" svg:x2="13.5cm" svg:y2="5.2cm">
          <text:p/>
        </draw:line>
        <draw:line draw:style-name="gr6" draw:text-style-name="P2" draw:layer="layout" svg:x1="2.3cm" svg:y1="6.03cm" svg:x2="11.76cm" svg:y2="6.03cm">
          <text:p/>
        </draw:line>
        <draw:line draw:style-name="gr7" draw:text-style-name="P2" draw:layer="layout" svg:x1="1.916cm" svg:y1="5.43cm" svg:x2="1.916cm" svg:y2="4.871cm">
          <text:p/>
        </draw:line>
        <draw:g draw:style-name="gr1">
          <svg:title>TexMaths</svg:title>
          <svg:desc>12§latex§$d$§svg§600§TRUE§</svg:desc>
          <draw:g draw:style-name="gr2">
            <draw:path draw:style-name="gr3" draw:text-style-name="P1" draw:layer="layout" svg:width="0.197cm" svg:height="0.294cm" svg:x="1.44cm" svg:y="4.977cm" svg:viewBox="0 0 198 295" svg:d="M198 5c-2-2 0-5-6-5s-45 4-52 5c-4 0-6 2-6 8 0 5 3 5 10 5 19 0 21 2 21 7-1 3-1 6-2 8-8 33-16 67-25 100-7-16-19-28-38-28-49 0-100 62-100 123 0 40 23 67 55 67 8 0 30-1 55-31 3 17 18 31 37 31 15 0 25-10 31-23 7-15 13-40 13-41 0-4-4-4-5-4-5 0-5 1-6 7-7 28-15 51-32 51-11 0-12-10-12-19s0-13 2-20c20-80 40-161 60-241zM111 240c-1 8-1 8-8 16-18 23-35 29-47 29-20 0-26-22-26-39 0-20 13-72 22-91 14-25 31-40 48-40 28 0 34 34 34 37 0 2-2 4-2 7-7 27-14 54-21 81z">
              <text:p/>
            </draw:path>
          </draw:g>
        </draw:g>
        <draw:g draw:style-name="gr2">
          <draw:line draw:style-name="gr8" draw:text-style-name="P2" draw:layer="layout" svg:x1="2.245cm" svg:y1="5.49cm" svg:x2="2.245cm" svg:y2="4.89cm">
            <text:p/>
          </draw:line>
        </draw:g>
        <draw:path draw:style-name="gr9" draw:text-style-name="P2" draw:layer="layout" svg:width="7.661cm" svg:height="6.405cm" draw:transform="skewX (-0.00366519142918803) rotate (-0.444360827557756) translate (4.98330361168176cm -0.303645698942421cm)" svg:viewBox="0 0 7662 6406" svg:d="M0 6406c5354-2545 7662-6406 7662-6406">
          <text:p/>
        </draw:path>
        <draw:path draw:style-name="gr9" draw:text-style-name="P2" draw:layer="layout" svg:width="7.661cm" svg:height="6.405cm" draw:transform="skewX (-0.00366519142918811) rotate (-0.444360827557756) translate (4.98330361168176cm -0.90464569894242cm)" svg:viewBox="0 0 7662 6406" svg:d="M0 6406c5354-2545 7662-6406 7662-6406">
          <text:p/>
        </draw:path>
        <draw:custom-shape draw:style-name="gr10" draw:text-style-name="P3" draw:layer="layout" svg:width="0.5cm" svg:height="1cm" draw:transform="rotate (0.523598775598299) translate (11.506cm 2.33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1" draw:text-style-name="P2" draw:layer="layout" svg:x1="11.899cm" svg:y1="3.01cm" svg:x2="11.64cm" svg:y2="2.53cm">
          <text:p/>
        </draw:line>
        <draw:line draw:style-name="gr12" draw:text-style-name="P2" draw:layer="layout" svg:x1="11.76cm" svg:y1="2.78cm" svg:x2="13.48cm" svg:y2="2.78cm">
          <text:p/>
        </draw:line>
        <draw:line draw:style-name="gr13" draw:text-style-name="P2" draw:layer="layout" svg:x1="11.78cm" svg:y1="5.19cm" svg:x2="11.78cm" svg:y2="2.81cm">
          <text:p/>
        </draw:line>
        <draw:line draw:style-name="gr14" draw:text-style-name="P2" draw:layer="layout" svg:x1="11.8cm" svg:y1="2.519cm" svg:x2="11.8cm" svg:y2="0.819cm">
          <text:p/>
        </draw:line>
        <draw:g draw:style-name="gr1">
          <svg:title>TexMaths</svg:title>
          <svg:desc>12§latex§$-\vec{F}_{A}/2$§svg§600§TRUE§</svg:desc>
          <draw:g draw:style-name="gr2">
            <draw:path draw:style-name="gr3" draw:text-style-name="P1" draw:layer="layout" svg:width="0.257cm" svg:height="0.016cm" svg:x="10.341cm" svg:y="1.744cm" svg:viewBox="0 0 258 17" svg:d="M242 17c7 0 16 0 16-9 0-8-9-8-16-8-76 0-152 0-228 0-7 0-14 0-14 8 0 9 7 9 14 9 76 0 152 0 228 0z">
              <text:p/>
            </draw:path>
            <draw:path draw:style-name="gr3" draw:text-style-name="P1" draw:layer="layout" svg:width="0.185cm" svg:height="0.082cm" svg:x="10.773cm" svg:y="1.451cm" svg:viewBox="0 0 186 83" svg:d="M149 50c-6 5-20 17-20 24 0 5 4 9 9 9 3 0 6-3 8-5 5-6 15-18 33-28 3-1 7-3 7-8s-3-7-6-8c-9-8-13-15-17-24-1-4-2-10-8-10s-9 6-9 8c0 3 4 16 10 26-47 0-94 0-142 0-7 0-14 0-14 8s7 8 14 8c45 0 90 0 135 0z">
              <text:p/>
            </draw:path>
            <draw:path draw:style-name="gr3" draw:text-style-name="P1" draw:layer="layout" svg:width="0.299cm" svg:height="0.284cm" svg:x="10.649cm" svg:y="1.572cm" svg:viewBox="0 0 300 285" svg:d="M111 148c14 0 28 0 42 0 32 0 35 8 35 20 0 2 0 8-3 20 0 2-2 3-2 5 0 3 3 4 5 4 5 0 5-1 7-8 8-30 16-61 23-91 1-5 1-6 1-7s0-5-4-5c-5 0-5 3-6 10-10 32-20 39-56 39-12 0-25 0-38 0 9-35 18-71 28-106 3-15 3-16 22-16s37 0 56 0c51 0 61 13 61 46 0 9 0 12-2 22 0 6 0 6 0 8s2 6 5 6c5 0 5-4 6-11 3-25 6-49 9-73 1-11-2-11-12-11-69 0-138 0-206 0-9 0-12 0-12 8 0 5 3 5 10 5 16 0 28 0 28 7 0 2 0 3-1 10-19 74-38 148-57 223-3 16-4 19-38 19-7 0-12 0-12 8 0 5 6 5 7 5 12 0 43-1 55-1 15 0 49 1 63 1 4 0 9 0 9-7 0-4-1-4-2-5s-3-1-12-1c-10 0-12 0-22 0-13-2-14-4-14-9 0-1 0-3 2-9 9-35 17-71 25-106z">
              <text:p/>
            </draw:path>
            <draw:path draw:style-name="gr3" draw:text-style-name="P1" draw:layer="layout" svg:width="0.221cm" svg:height="0.208cm" svg:x="10.921cm" svg:y="1.711cm" svg:viewBox="0 0 222 209" svg:d="M44 174c-10 16-20 23-37 25-3 0-7 0-7 6 0 3 2 4 4 4 8 0 18-1 25-1 9 0 21 1 31 1 1 0 6 0 6-6 0-4-4-4-5-4-2 0-13-2-13-9 0-3 2-8 4-12 8-12 16-24 24-36 27 0 55 0 83 0 3 17 5 33 8 49-2 3-3 8-21 8-3 0-7 0-7 6 0 1 1 4 5 4 8 0 29-1 38-1 5 0 12 0 17 0 6 0 12 1 17 1 3 0 6-2 6-6s-4-4-9-4c-16 0-18-3-18-10-8-60-17-120-26-181-1-7-1-8-7-8s-7 2-10 6c-36 56-72 112-108 168zM83 132c20-32 41-64 62-96 4 32 9 64 13 96-25 0-50 0-75 0z">
              <text:p/>
            </draw:path>
            <draw:path draw:style-name="gr3" draw:text-style-name="P1" draw:layer="layout" svg:width="0.163cm" svg:height="0.419cm" svg:x="11.202cm" svg:y="1.542cm" svg:viewBox="0 0 164 420" svg:d="M162 16c2-5 1-5 2-8 0-4-5-8-8-8-4 0-6 1-7 4-49 133-98 267-147 400-2 5-1 5-2 8 0 4 4 8 8 8 6 0 8-2 10-10 48-131 96-263 144-394z">
              <text:p/>
            </draw:path>
            <draw:path draw:style-name="gr3" draw:text-style-name="P1" draw:layer="layout" svg:width="0.167cm" svg:height="0.278cm" svg:x="11.41cm" svg:y="1.578cm" svg:viewBox="0 0 168 279" svg:d="M32 247c15-15 30-29 45-44 66-57 91-80 91-122 0-47-39-81-89-81-48 0-79 38-79 75 0 24 20 24 22 24 7 0 22-4 22-22 0-11-8-22-22-22-4 0-4 0-5 0 9-27 32-43 56-43 38 0 56 35 56 69s-21 66-44 93c-27 29-53 59-80 89-5 5-5 6-5 16 52 0 104 0 156 0 4-24 8-49 12-73-4 0-7 0-11 0-2 13-5 31-10 37-2 4-30 4-39 4-25 0-50 0-76 0z">
              <text:p/>
            </draw:path>
          </draw:g>
        </draw:g>
        <draw:g draw:style-name="gr1">
          <draw:line draw:style-name="gr14" draw:text-style-name="P2" draw:layer="layout" svg:x1="2.25cm" svg:y1="3.672cm" svg:x2="3.95cm" svg:y2="3.672cm">
            <text:p/>
          </draw:line>
          <draw:line draw:style-name="gr14" draw:text-style-name="P2" draw:layer="layout" svg:x1="2.25cm" svg:y1="3.658cm" svg:x2="2.25cm" svg:y2="1.958cm">
            <text:p/>
          </draw:line>
          <draw:g draw:style-name="gr1">
            <svg:title>TexMaths</svg:title>
            <svg:desc>12§latex§$\hat{x}$§svg§600§TRUE§</svg:desc>
            <draw:g draw:style-name="gr2">
              <draw:path draw:style-name="gr3" draw:text-style-name="P1" draw:layer="layout" svg:width="0.11cm" svg:height="0.063cm" svg:x="4.113cm" svg:y="3.458cm" svg:viewBox="0 0 111 64" svg:d="M55 0c-18 19-37 38-55 57 2 3 5 5 7 7 16-14 32-28 48-43 16 15 33 29 49 43 2-2 5-4 7-7-19-19-37-38-56-57z">
                <text:p/>
              </draw:path>
              <draw:path draw:style-name="gr3" draw:text-style-name="P1" draw:layer="layout" svg:width="0.207cm" svg:height="0.189cm" svg:x="4.05cm" svg:y="3.563cm" svg:viewBox="0 0 208 190" svg:d="M128 59c2-11 12-49 41-49 2 0 12 0 21 6-12 1-20 11-20 21 0 7 5 16 15 16s23-9 23-26c0-21-25-27-38-27-25 0-40 23-44 32-11-27-34-32-46-32-43 0-67 54-67 64 0 5 4 5 5 5 4 0 5-1 6-5 13-44 42-54 55-54 8 0 23 3 23 27 0 13-8 42-23 100-6 27-20 43-40 43-2 0-12 0-20-4 10-3 19-11 19-23s-9-14-15-14c-12 0-23 10-23 23 0 20 20 28 39 28 28 0 42-30 45-32 4 15 19 32 44 32 43 0 67-54 67-65 0-3-4-3-5-3-4 0-5 1-6 3-13 46-42 55-55 55-17 0-23-13-23-27 0-10 3-18 8-37 4-19 9-38 14-57z">
                <text:p/>
              </draw:path>
            </draw:g>
          </draw:g>
          <draw:g draw:style-name="gr1">
            <svg:title>TexMaths</svg:title>
            <svg:desc>12§latex§$\hat{z}$§svg§600§TRUE§</svg:desc>
            <draw:g draw:style-name="gr2">
              <draw:path draw:style-name="gr3" draw:text-style-name="P1" draw:layer="layout" svg:width="0.111cm" svg:height="0.063cm" svg:x="2.207cm" svg:y="1.56cm" svg:viewBox="0 0 112 64" svg:d="M56 0c-19 19-37 38-56 57 3 3 6 5 8 7 16-14 32-28 48-43 16 15 32 29 47 43 3-2 6-4 9-7-19-19-37-38-56-57z">
                <text:p/>
              </draw:path>
              <draw:path draw:style-name="gr3" draw:text-style-name="P1" draw:layer="layout" svg:width="0.175cm" svg:height="0.189cm" svg:x="2.152cm" svg:y="1.665cm" svg:viewBox="0 0 176 190" svg:d="M37 150c22-23 34-34 50-47 13-13 26-23 40-37 39-40 49-60 49-61 0-5-4-5-5-5-2 0-3 1-6 5-13 20-21 27-31 27s-15-7-21-14c-8-10-15-18-29-18-30 0-50 39-50 48 0 2 2 5 5 5 4 0 5-3 5-5 8-19 32-19 36-19 8 0 16 2 26 6 16 6 21 6 32 6-16 18-50 49-58 55-13 11-25 23-37 35-29 28-43 52-43 54 0 5 4 5 5 5 3 0 5-1 7-6 9-14 21-25 34-25 10 0 15 3 25 15 7 9 15 16 27 16 41 0 65-53 65-65 0-2-2-3-5-3s-5 2-6 5c-9 27-37 35-50 35-8 0-15-3-25-6-14-6-20-7-28-7-1 0-7 0-12 1z">
                <text:p/>
              </draw:path>
            </draw:g>
          </draw:g>
        </draw:g>
        <draw:custom-shape draw:style-name="gr15" draw:text-style-name="P4" draw:layer="layout" svg:width="0.25cm" svg:height="0.25cm" svg:x="2.121cm" svg:y="5.09cm">
          <text:p/>
          <draw:enhanced-geometry svg:viewBox="0 0 21600 21600" draw:mirror-vertical="tru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5" draw:text-style-name="P4" draw:layer="layout" svg:width="0.25cm" svg:height="0.25cm" svg:x="4.681cm" svg:y="1.55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6" draw:text-style-name="P5" draw:layer="layout" svg:width="2.25cm" svg:height="0.725cm" svg:x="4.9cm" svg:y="1.35cm">
          <draw:text-box>
            <text:p><text:span text:style-name="T1">Ursprung</text:span></text:p>
          </draw:text-box>
        </draw:frame>
        <draw:line draw:style-name="gr4" draw:text-style-name="P2" draw:layer="layout" svg:x1="4.65cm" svg:y1="2.7cm" svg:x2="5.05cm" svg:y2="2.7cm">
          <text:p/>
        </draw:line>
        <draw:frame draw:style-name="gr16" draw:text-style-name="P5" draw:layer="layout" svg:width="3.75cm" svg:height="0.725cm" svg:x="4.9cm" svg:y="2.351cm">
          <draw:text-box>
            <text:p><text:span text:style-name="T1">Neutrale Faser</text:span></text:p>
          </draw:text-box>
        </draw:frame>
        <draw:line draw:style-name="gr5" draw:text-style-name="P2" draw:layer="layout" svg:x1="7.6cm" svg:y1="5.19cm" svg:x2="13.351cm" svg:y2="1.88cm">
          <text:p/>
        </draw:line>
        <draw:line draw:style-name="gr17" draw:text-style-name="P2" draw:layer="layout" svg:x1="13.101cm" svg:y1="5.19cm" svg:x2="11.641cm" svg:y2="2.53cm">
          <text:p/>
        </draw:line>
        <draw:path draw:style-name="gr18" draw:text-style-name="P2" draw:layer="layout" svg:width="0.789cm" svg:height="0.376cm" draw:transform="skewX (-0.0736528944341606) rotate (-0.877377014977549) translate (9.0338691286522cm 4.32270276719483cm)" svg:viewBox="0 0 790 377" svg:d="M0 0c493 4 790 377 790 377">
          <text:p/>
        </draw:path>
        <draw:path draw:style-name="gr18" draw:text-style-name="P2" draw:layer="layout" svg:width="0.584cm" svg:height="0.284cm" draw:transform="skewX (-0.148352986419518) rotate (-0.90477868423386) translate (12.9339080655821cm 2.12377083316517cm)" svg:viewBox="0 0 585 285" svg:d="M0 0c366 10 585 285 585 285">
          <text:p/>
        </draw:path>
        <draw:path draw:style-name="gr18" draw:text-style-name="P2" draw:layer="layout" svg:width="0.584cm" svg:height="0.284cm" draw:transform="skewX (-0.148352986419518) rotate (-2.38830854842904) translate (12.4452758006723cm 4.0000261349621cm)" svg:viewBox="0 0 585 285" svg:d="M0 0c366 10 585 285 585 285">
          <text:p/>
        </draw:path>
        <draw:g draw:style-name="gr1">
          <svg:title>TexMaths</svg:title>
          <svg:desc>12§latex§$\varphi$§svg§600§TRUE§</svg:desc>
          <draw:g draw:style-name="gr2">
            <draw:path draw:style-name="gr3" draw:text-style-name="P1" draw:layer="layout" svg:width="0.237cm" svg:height="0.275cm" svg:x="8.641cm" svg:y="4.779cm" svg:viewBox="0 0 238 276" svg:d="M50 256c-1 6-2 6-2 8 0 10 8 12 12 12 2 0 12-1 15-11 2-3 4-16 16-76 3 0 6 1 13 1 69 0 134-66 134-133 0-32-17-57-48-57-61 0-86 81-111 162-44-8-68-31-68-62 0-10 9-57 34-86 4-3 4-4 4-6 0-1-1-3-5-3-12 0-44 61-44 100 0 40 28 71 73 80-8 24-15 47-23 71zM108 165c-4 0-4 0-8 0s-6 0-6-3c3-14 8-38 9-44 13-53 47-94 84-94 28 0 39 23 39 43 0 48-54 98-118 98z">
              <text:p/>
            </draw:path>
          </draw:g>
        </draw:g>
        <draw:g draw:style-name="gr1">
          <svg:title>TexMaths</svg:title>
          <svg:desc>12§latex§$\varphi$§svg§600§TRUE§</svg:desc>
          <draw:g draw:style-name="gr2">
            <draw:path draw:style-name="gr3" draw:text-style-name="P1" draw:layer="layout" svg:width="0.237cm" svg:height="0.275cm" svg:x="11.942cm" svg:y="3.68cm" svg:viewBox="0 0 238 276" svg:d="M50 256c-1 6-2 6-2 8 0 10 8 12 12 12 2 0 12-1 15-11 2-3 4-16 16-76 3 0 6 1 13 1 69 0 134-66 134-133 0-32-17-57-48-57-61 0-86 81-111 162-44-8-68-31-68-62 0-10 9-57 34-86 4-3 4-4 4-6 0-1-1-3-5-3-12 0-44 61-44 100 0 40 28 71 73 80-8 24-15 47-23 71zM108 165c-4 0-4 0-8 0s-6 0-6-3c3-14 8-38 9-44 13-53 47-94 84-94 28 0 39 23 39 43 0 48-54 98-118 98z">
              <text:p/>
            </draw:path>
          </draw:g>
        </draw:g>
        <draw:g draw:style-name="gr1">
          <svg:title>TexMaths</svg:title>
          <svg:desc>12§latex§$\varphi$§svg§600§TRUE§</svg:desc>
          <draw:g draw:style-name="gr2">
            <draw:path draw:style-name="gr3" draw:text-style-name="P1" draw:layer="layout" svg:width="0.237cm" svg:height="0.275cm" svg:x="12.643cm" svg:y="2.381cm" svg:viewBox="0 0 238 276" svg:d="M50 256c-1 6-2 6-2 8 0 10 8 12 12 12 2 0 12-1 15-11 2-3 4-16 16-76 3 0 6 1 13 1 69 0 134-66 134-133 0-32-17-57-48-57-61 0-86 81-111 162-44-8-68-31-68-62 0-10 9-57 34-86 4-3 4-4 4-6 0-1-1-3-5-3-12 0-44 61-44 100 0 40 28 71 73 80-8 24-15 47-23 71zM108 165c-4 0-4 0-8 0s-6 0-6-3c3-14 8-38 9-44 13-53 47-94 84-94 28 0 39 23 39 43 0 48-54 98-118 9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8T19:59:07.184127528</dc:date>
    <meta:editing-duration>P2DT12H53M37S</meta:editing-duration>
    <meta:editing-cycles>85</meta:editing-cycles>
    <meta:generator>LibreOffice/24.2.5.2$Linux_X86_64 LibreOffice_project/420$Build-2</meta:generator>
    <meta:print-date>2024-09-16T21:28:10.288778620</meta:print-date>
    <meta:printed-by>PDF-Dateien</meta:printed-by>
    <meta:document-statistic meta:object-count="59"/>
  </office:meta>
</office:document-meta>
</file>